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43c11b" officeooo:paragraph-rsid="0043c11b"/>
    </style:style>
    <style:style style:name="P2" style:family="paragraph" style:parent-style-name="Standard">
      <style:paragraph-properties fo:text-align="justify" style:justify-single-word="false"/>
      <style:text-properties fo:color="#000000" style:font-name="Liberation Serif" officeooo:rsid="0043c11b" officeooo:paragraph-rsid="004709c7"/>
    </style:style>
    <style:style style:name="P3" style:family="paragraph" style:parent-style-name="Standard">
      <style:paragraph-properties fo:text-align="justify" style:justify-single-word="false"/>
      <style:text-properties fo:color="#000000" style:font-name="Liberation Serif" officeooo:rsid="00466b12" officeooo:paragraph-rsid="004709c7"/>
    </style:style>
    <style:style style:name="P4" style:family="paragraph" style:parent-style-name="Standard">
      <style:paragraph-properties fo:text-align="justify" style:justify-single-word="false"/>
      <style:text-properties fo:color="#000000" style:font-name="Liberation Serif" officeooo:rsid="004709c7" officeooo:paragraph-rsid="004709c7"/>
    </style:style>
    <style:style style:name="P5" style:family="paragraph" style:parent-style-name="Standard">
      <style:paragraph-properties fo:text-align="justify" style:justify-single-word="false"/>
      <style:text-properties fo:color="#000000" style:font-name="Liberation Serif" officeooo:rsid="004709c7" officeooo:paragraph-rsid="004709c7"/>
    </style:style>
    <style:style style:name="P6" style:family="paragraph" style:parent-style-name="Standard">
      <style:paragraph-properties fo:text-align="justify" style:justify-single-word="false"/>
      <style:text-properties fo:color="#000000" style:font-name="Liberation Serif" officeooo:rsid="004709c7" officeooo:paragraph-rsid="00499845"/>
    </style:style>
    <style:style style:name="P7" style:family="paragraph" style:parent-style-name="Standard">
      <style:paragraph-properties fo:text-align="justify" style:justify-single-word="false"/>
      <style:text-properties fo:color="#000000" style:font-name="Liberation Serif" officeooo:rsid="00499845" officeooo:paragraph-rsid="00499845"/>
    </style:style>
    <style:style style:name="P8" style:family="paragraph" style:parent-style-name="Standard">
      <style:paragraph-properties fo:text-align="justify" style:justify-single-word="false"/>
      <style:text-properties fo:color="#000000" style:font-name="Liberation Serif" officeooo:rsid="004b4beb" officeooo:paragraph-rsid="004b4beb"/>
    </style:style>
    <style:style style:name="P9" style:family="paragraph" style:parent-style-name="Standard">
      <style:paragraph-properties fo:text-align="justify" style:justify-single-word="false"/>
      <style:text-properties fo:color="#ff0000" style:font-name="Liberation Serif" officeooo:rsid="004c1159" officeooo:paragraph-rsid="004c1159"/>
    </style:style>
    <style:style style:name="T1" style:family="text">
      <style:text-properties fo:color="#0000cc"/>
    </style:style>
    <style:style style:name="T2" style:family="text">
      <style:text-properties fo:color="#0000cc" style:font-name="Liberation Serif1" officeooo:rsid="0045a34c"/>
    </style:style>
    <style:style style:name="T3" style:family="text">
      <style:text-properties fo:color="#0000cc" officeooo:rsid="00480084"/>
    </style:style>
    <style:style style:name="T4" style:family="text">
      <style:text-properties fo:color="#0000cc" officeooo:rsid="00499845"/>
    </style:style>
    <style:style style:name="T5" style:family="text">
      <style:text-properties fo:color="#0000cc" style:text-underline-style="solid" style:text-underline-width="auto" style:text-underline-color="font-color"/>
    </style:style>
    <style:style style:name="T6" style:family="text">
      <style:text-properties officeooo:rsid="004709c7"/>
    </style:style>
    <style:style style:name="T7" style:family="text">
      <style:text-properties officeooo:rsid="00480084"/>
    </style:style>
    <style:style style:name="T8" style:family="text">
      <style:text-properties officeooo:rsid="00499845"/>
    </style:style>
    <style:style style:name="T9" style:family="text">
      <style:text-properties fo:color="#8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6">Lecture # </text:span>1 <text:span text:style-name="T6">(就是slides中的Lecture # 1, 下同)</text:span>. </text:p>
      <text:p text:style-name="P2">Hi, everybody. Welcome back, we're so glad to have you back in our second class of this specialization. So let's talk about the big data Hadoop stack. So far we have talked about basic concepts needed to understand big data from both technical and business side. However, in this class, we're gonna spend a lot more time on diving deeper into the technical issues and truly understanding, how does a Hadoop stack work? What does the architecture look like? And what kinds of things can we do with this framework? So just as a reminder, we talked a little bit about the Hadoop, but let's talk about what Hadoop is. It's an Apache open source software framework for storage and large scale processing of the data-sets and clusters on commodity hardware. It is licensed under the Apache license, and it's open source. And we are all free to use it. So Hadoop was created by Doug Cutting and Mike Cafarella in 2005, that's along time ago. It was originally developed to support distribution of the Nutch Search Engine Project. Doug, who was working at Yahoo at the time, who is now actually a chief architect at Cloudera, has named this project after his son's elephant, Hadoop. <text:span text:style-name="T1">I've found out recently that you're supposed to accent the front of the word, H</text:span><text:span text:style-name="T2">à</text:span><text:span text:style-name="T1">doop.</text:span> Anyhow, his son called his elephant Hadoop, and Doug used this name to name the project after him. So, let's look at what makes Hadoop so interesting, so scalable and so usable. If you think about it, Hadoop started out as a simple batch processing framework. MapReduce allows people to perform computations of big data-sets, computations that we can't easily perform without this kind of architecture. It's a very simple, but powerful computing framework. It is very efficient. <text:span text:style-name="T1">The idea behind Hadoop is that instead of moving data to computation, we move computation to data. </text:span>Hadoop MapReduce provides a shared and integrated foundation where we can bring additional tools and build up this framework to do all kinds of cool things as we will see in this class. Now we talked about scalability many times in the previous class. Just keep in mind, <text:span text:style-name="T1">scalability's at it's core of a Hadoop system.</text:span> We have cheap computing storage. We can distribute and scale across very easily in a very cost effective manner. <text:span text:style-name="T1">All of the modules in Hadoop are designed with a fundamental assumption that hardware fails. Unfortunately, that is true. </text:span>If we think about an individual machine or rack of machines, or a large cluster or super computer, they all fail at some point of time or some of their components will fail. These failures are so common that we have to account for them ahead of the time. And all of these are actually handled within the Hadoop framework system. So the Apache's Hadoop MapReduce and HTFS components were originally derived from the Google's MapReduce and Google's file system. <text:span text:style-name="T1">Another very interesting thing that Hadoop brings is a new approach to data. A new approach is, we can keep all the data that we have, and we can take that data and analyze it in new interesting ways. We can do something that's called schema and read style. So I can read the data, and create the schema as I'm reading. Instead of spending hours, and days, and months creating the schema, trying to fit the data within the schema I've created earlier, like we did in the old days. Now we can afford to keep all of the data in a rough format, and then project it into the schema on the fly, as we're reading it in. </text:span>And we can actually allow new analysis. We can bring more data into simple algorithms, which has shown that with more granularity, you can actually achieve often better results in taking a small amount of data and then some really complex analytics on it. </text:p>
      <text:p text:style-name="P1"/>
      <text:p text:style-name="P3"><text:span text:style-name="T6">Lectue # </text:span>2. </text:p>
      <text:p text:style-name="P3">So let's talk about Apache framework, its basic components. <text:span text:style-name="T1">There's four basic components to the framework. Hadoop common, Hadoop Distributed File System or often called HDFS, and the Hadoop MapReduce. Hadoop YARN is kind of a newer addition to this basic stack. However, Since the Hadoop 2.0, we can eventually use this as one of the basic components as well. Hadoop Common contains libraries and utilities needed by other Hadoop modules. Hadoop Distributed File System is a distributed file system that stores data on a commodity machine. Providing very high aggregate bandwidth across the entire cluster. Hadoop YARN is a resource management platform responsible for managing compute resources in the cluster and using them in order to schedule users and applications. And in Hadoop MapReduce is a programming model that scales data across a lot of different processes. </text:span>So <text:soft-page-break/>we've talked about reliability and we talked about how all of the modules within the Hadoop framework are designed with the fundamental assumption that hardware fails. If you look at the HDFS, YARN, MapReduce and really the entire platform as a whole, they all consist of numerous applications and each one of these applications take into consideration this reliability. So we have different applications, like Apache PIG, Apache Hive, HBase, and others. For the end users, through the MapReduce Java code, we can access any of these applications. And we can build many different kinds of systems. We can even talk about the streaming systems. And implement these map and reduce jobs to accomplish the task at hand. A patch of PIG and Hive, among other related projects allow us to expose high level interfaces, like the PIG Latin or sequel and be able to access the data through the kinds of user interfaces that we might be more familiar with. The Hadoop framework itself is mostly written in Java programming language and it has some applications in native C and command line utilities that are written in shell scripts. So there is many pieces to the Apache ecosystem. So in the next couple of slides, we're gonna go through each one of these and take a look at what are the differences between the original Hadoop, the Hadoop 2.0, and all of these applications and services, they're on top of the basic map produced system in the HDFS, and how we can use them and utilize them for various jobs. In our previous class we talked a little bit about high level architecture of Hadoop. We talked about the Hadoop one point something version and we talked about two major pieces of it that Hadoop Distribute the File System and the MapReduce. Which is our parallel processing framework that will map and reduce data. These are both open source. And they are both inspired by the technologies developed at Google. If we talk about this high level infrastructure, we start talking about things like TaskTrackers and JobTrackers, the NameNodes and DataNodes and we're gonna dig deeper into these terminology, both in this class and the next class in the specialization.</text:p>
      <text:p text:style-name="P3"/>
      <text:p text:style-name="P4">Lecture # 3.</text:p>
      <text:p text:style-name="P4">So let's talk a little bit about Hadoop Distributed File System. In the next module of this class, Myhadar will go deeper into how the HDFS works, what are its components, and you're going to do some hands on exercises. But before we get there,<text:span text:style-name="T1"> let's just understand what is HDFS at its core? It is a distributed, scalable, and portable file system written in Java in order to support the Hadoop framework. Each node in Hadoop instance typically has a single name node, and a cluster of data nodes that formed this HDFS cluster. Each HDFS stores large files, typically in ranges of gigabytes to terabytes, and now I hear petabytes, across multiple machines. And it can achieve reliability by replicating the cross multiple hosts, and therefore does not require any range storage on hosts. </text:span>The H<text:span text:style-name="T7">D</text:span>FS file system encodes the so-called secondary NameNote, which misleads some people into thinking that the primary NameNote goes offline, the secondary will take over. In fact, the secondary NameNote regularly connects to the primary NameNote and builds snapshots of the primary's NameNotes, the rapture information, and remembers which system saves to the local and the remote directories. <text:span text:style-name="T1">About every one of the Hadoop based system sits some version of a MapReduce engine. As you will see later on, there is additional engines that have been developed in the meantime, however, the core of every system still delivers a MapReduce as an engine. </text:span>And the MapReduce, similarly to the HDFS, has different ways to submit jobs and track kinds of jobs we have submitted. <text:span text:style-name="T1">The typical MapReduce engine will consist of a job tracker, to which client applications can submit MapReduce jobs, and this job tracker typically pushes work out to all the available task trackers, now it's in the cluster. Struggling to keep the word as close to the data as possible, as balanced as possible. </text:span>So we've talked about this earlier, the map produce has done a complete overhaul in the Hadoop 0.23 version, and<text:span text:style-name="T1"> ever since we started talking about MapReduce 2.0, or often time you're going to see MRV2, for Map Reduce Version 2. This is then kind of turned into a new name called YARN. So the Apache Hadoop YARN is actually another subset of the Hadoop and part of the Apache software foundation, and it was introduced as a Hadoop 2.0. </text:span>It basically separates the research management and the processes component. <text:span text:style-name="T1">YARN was born as a need to enable a broader array of interaction patterns for data stored in HDFS beyond the MapReduce kind </text:span><text:soft-page-break/><text:span text:style-name="T1">of framework.</text:span> And the YARN basic architecture, the Hadoop 2.0 provides a more general processing platform, that is not constraining to this map and reduce kinds of processes. The fundamental idea behind the MapReduce 2.0 is to split up two major functionalities of the job tracker, resource management, and the job scheduling and monitoring, and to do two separate units. The idea is to have a global resource manager, and per application master manager. I'm not going to go into too much details about it, because Matt is covering in our next module. So <text:span text:style-name="T1">what is Yarn? Yarn enhances the power of the Hadoop compute cluster, without being limited by the map </text:span><text:span text:style-name="T3">re</text:span><text:span text:style-name="T1">duce kind of framework. It's scalability's great. The processing power and data centers continue to grow quickly, because the YARN research manager focuses exclusively on scheduling. He can manage those very large clusters quite quickly and easily. Then we talk about the compatibility. YARN is completely compatible with the MapReduce. Existing MapReduce application end users can run on top of the Yarn without disrupting any of their existing processes. It does have a Improved cluster utilization as well. The resource manager is a pure schedule or they just optimize this cluster utilization according to the criteria such as capacity, guarantees, fairness, how to be fair, maybe different SLA's or service level agreements </text:span><text:span text:style-name="T4">(即SLA)</text:span><text:span text:style-name="T1">. And unlike before, there's no named map and there's no reduce slots, so it helps us utilize this cluster in better ways. It supports other work flows other than just map reduce as I said earlier, we're not stuck with the</text:span> <text:span text:style-name="T1">mapping and reducing. Now we can bring in additional programming models, such as graph process or iterative modeling, and now it's possible to process the data in your base. This is especially useful when we talk about machine learning applications, which I love. </text:span>So I am excited about this, and we're going to talk more about that in one of our classes coming down the road. Yarn allows multiple access engines, either open source or proprietary, to use Hadoop as a common standard for either batch or interactive processing, and even real time engines that can simultaneous acts as a lot of different data, so you can put streaming kind of applications on top of YARN inside a Hadoop architecture, and seamlessly work and communicate between these environments. </text:p>
      <text:p text:style-name="P4"/>
      <text:p text:style-name="P6">Lecture # <text:span text:style-name="T8">4</text:span>.</text:p>
      <text:p text:style-name="P7">We have talked about the bottom of the frame work, of the stack. We've talked about HDFS and we talked about yarn or map reduce version 2.0. As you can see on top of these things are several pieces of architecture. And they have evolved over time. So let's look at the history and look at how the entire ecosystem has evolved and grown over time. <text:span text:style-name="T1">As you might have noticed, a lot of these applications have different kinds of funny names. And so, how can we figure out the entire zoo, and how can we figure out which one of these applications does what? What is it used for?</text:span> Is it a SQL-like environment? Is it where we submit jobs? Is it how we access our data? What can we do with all of these applications? So let's look into each one of them in details. <text:span text:style-name="T1">So we talked about that the roots of Hadoop go way back into Google's Bigtable and different kinds of applications that started working around that idea of how do we scale and distribute and process very large amounts of data? So here, we have the original Google stack as some people refer to it. And what they did, is they started with a Google file system. They thought that it would be a great idea to distribute a large amount of pretty cheap storage and try and put a lot of data on there. And come up with some framework that would allow us to process all that data. So they had their original </text:span><text:span text:style-name="T5">MapReduce</text:span><text:span text:style-name="T1">, and they were storing and processing large amounts of data. Then they said, well that was really great, but we would really like to be able to access that data and access it in a SQL like language. So they built the </text:span><text:span text:style-name="T5">SQL gateway</text:span><text:span text:style-name="T1"> to adjust the data into the MapReduce cluster and be able to query some of that data as well. Then, they realized they needed a high-level specific language to access MapReduce in the cluster and submit some of those jobs. So </text:span><text:span text:style-name="T5">Sawzall</text:span><text:span text:style-name="T1"> came along. Then, </text:span><text:span text:style-name="T5">Evenflow</text:span><text:span text:style-name="T1"> came along and allowed to chain together complex work codes and coordinate events and service across this kind of a framework or the specific cluster they had at the time. Then, </text:span><text:span text:style-name="T5">Dremel</text:span><text:span text:style-name="T1"> came along. Dremel was a columnar storage in the metadata manager that allows us to manage the data and is able to process a very large amount of unstructured data. And then of course, you needed something to coordinate all of this. So </text:span><text:span text:style-name="T5">Chubby</text:span><text:span text:style-name="T1"> came along as a </text:span><text:soft-page-break/><text:span text:style-name="T1">coordination system that would manage all of the products in this one unit or one ecosystem that could process all these large amounts of structured data seamlessly. Well, then we can see that Facebook's stack looks very similar. </text:span>You have Zookeeper that orchestrates things. You have HBase, you have Hive and Databee, and then we have Scribe that is used for ingestion of large data set. Then,<text:span text:style-name="T1"> if we move on and look at the Yahoo stack, you can see that they will use some of the same components</text:span> but they have something called Data Highway and Oozie and then HCatalog for the metadata catalog. So things are still very similar. They are still used for the same purposes. However, they might have different names because they have somewhat different implementations of these tools. Moving on, <text:span text:style-name="T1">we can see that LinkedIn has their own version of this stack. </text:span>Again, you can see that there's some of the same components, and then there's some specific versions of these tools that these organizations developed on their own. So you can see that there's a pattern that emerges across all these stacks the different organizations use it. <text:span text:style-name="T1">And now we can see that we come down to the Cloudera's distribution for Hadoop, and we can see which one of the pieces of the system Cloudera has. So you can see that in Cloudera's distribution for Hadoop, or Cloudera Stack as we call it. We have Sqoop and Flume for ingestion. We use HBase for the common store. We have Oozie as the coordination and the workflow engine. We use Pig and Hive for high level languages and querying some of the data. And then we use Zookeeper as a coordination service on bottom of this stack. So we decided to use Cloudera's distribution for Hadoop</text:span> because they had this really excellent quick start VM, that we, you guys have already downloaded in the previous class, and we can do all kinds of experiments on it, without having to spend the time either begging our IT guys to install a full installation of the Hadoop stack. Or having to spend time doing it ourself. This VM is structured in a way that enable us to run all these different services and learn how they work without a whole lot of back end work involved. I know that some of you may be have had problems with a VM and if you don't have enough memory it might be really slow. Cloudera does have the live version where you can log in and do some of these experiments on your own without having to have a VM running on your engine. So there's some of the write ups in our reading sections of this class as well.</text:p>
      <text:p text:style-name="P7"/>
      <text:p text:style-name="P9">stopa</text:p>
      <text:p text:style-name="P7"/>
      <text:p text:style-name="P8">Lecture # 5.</text:p>
      <text:p text:style-name="P8">Hi, welcome back. So let's talk about several different tools that we're gonna use on top of the Hadoop framework. With the evolution of computing technology, it is now possible to manage immense volumes of data that we previously could only handle by super computers. And it would be very, very expensive to do. So prices in systems have dropped and the results in new techniques for distributed computing can come along, and actually kind of became a mainstream. So the real breakthrough happened when the companies like Yahoo and Google and Facebook came to the realization that they needed to do something to monetize these massive amounts of data they were collecting. So this is where all of these applications have evolved over time as we have seen through numerous of these organizations. <text:span text:style-name="T1">So let's talk about the Apache Sqoop. Sqoop stands for SQL to Hadoop. </text:span>It is a straightforward command line tool that has several different capabilities. It lets us import individual tables or entire databases into our HDF system. And it generates Java classes to allow us to interact and import data, with all the data that we imported. It provides the ability to import sequel databases straight into the high data warehouse which sits within the HDFS system. After setting up an import drop and scoop, which we will do at the exercise at the end of this module, you can get started. You can get started to work with the SQL databased backed data within your Hadoop environment and use Map Reduce to launch all kinds of fun jobs on this data. So next up is Hbase. Hbase is a key component of the Hadoop stack, as its design caters to applications that require really fast random access to significant data set. Hbase if you remember we talked about it earlier is based on Google's big table and it can handle massive data tables combining billion and billions of rows and millions of columns. So <text:soft-page-break/>next stop let's talk about pig. It's a scripting language, it's really a high level platform for creating MapReduce programs using Hadoop. This language is called Pig Latin, and it excels at describing data analysis problems as data flows. Pig is complete in that you can do all the required manipulation within The Apache Hadoop just by using pig. In addition, for the user defined functions, facilities in the pig, you can actually have pig in both code of many different languages, like JRuby, JPython, and Java. And conversely, you can execute PIG scripts in other languages. So the result is really that you can use PIG as a component to build much larger, much more complex applications that can tackle some real business problems. Again, we're gonna play with that in the next couple of exercises and the experience kinds of things we can do with Pig. A good example of PIG applications is ETL transaction model that describes how a process will extract data from a source, transporting according to the rules set that we specify, and then load it into a data store. PIG can ingest data from files, streams, or any other sources using the UDF or what we mentioned previously. A user-defined functions that we can write ourselves. When it has all the data it can perform, select, iterate and do kinds of transformations. Over that data, again the UDF features can allow us passing data to more complex algorithms for more complex transformations, and it can take all of these transformations and store it back on the data file system. So next let us talk a little bit about Hive. The Apache Hive data warehouse software facilitates querying and managing large datasets residing in our distributed file storage. It actually provides a mechanism to project structure on top of all of this data and allow us to use SQL like queries to access the data that we have stored in this data warehouse. This query language is called Hive QL. At the same time this language also allows us traditional man produced programs to park inside the custom mappers and reducers when it is inconvenient or to complex or really inefficient to express the logic we would like to express in processing our data within the Hive in language. Now let us talk about Oozie. Oozie's a workflow schedule system that manages all of our Apache Hadoop jobs. Oozie workflow jobs are what we call DAGs or Directed Graphs. Oozie coordinator jobs are recurrent Oozie workflow jobs that are triggered by frequency or data availability. It's integrated with the rest of the Hadoop stack supporting several different Hadoop jobs right out of the box. You can bring in Java MapReduce, you can bring in streaming MapReduce. You can run Pig and Hive and Sqoop and many other specific jobs on the system itself. It's very scalable and reliable and a quite extensible system. Next up is the Zookeeper. Well we have the large zoo of crazy wild animals and we've got to keep them in and keep them somehow organized. Well that's kind of what the Zookeeper does, a patch Zookeeper provides operational services for the Hadoop cluster. It provides a distributed configuration service and synchronization service so he can synchronize all these jobs and a naming registry for the entire distributed system. Distributed applications use the zookeeper to store immediate updates to important configuration information On the cluster itself. And last but not least, flume is a distributed and reliable available service for efficiently collecting aggregating and moving large amounts of data. It has a simple and very flexible architecture based on streaming data flows. It's quite robust and fall tolerant, and it's really tunable to enhance the reliability mechanisms, fail over, recovery, and all the other mechanisms that keep the cluster safe and reliable. It uses simple extensible data model that allows us to apply all kinds of online analytic applications. We have talked a little bit about Hadoop Cloudera components and we have just covered the majority of them. There's many more. We feel that these are the basic ones that will enable us to do most of the jobs and applications that we would like to perform on this particular. There's two other little pieces, little components of the Cloudera Hadoop I would still like to bring up, although maybe you wouldn't necessarily consider it one of the core components. First one is Impala. Cloudera, Impala was designed specifically at Cloudera, and it's a query engine that runs on top of the Apache Hadoop. The project was officially announced I think in, at kind of the end of 2012, and became a publicly available, open source distribution. Impala brings scalable parallel database technology to Hadoop. And allows users to submit low latencies queries to the data that's stored within the HTFS or the Hbase without acquiring a ton of data movement and manipulation. Impala is integrated with Hadoop, and it works within the same power system, within the same format <text:soft-page-break/>metadata, all the security and reliability resources and management workflows. It brings that scalable parallel database technology on top of the Hadoop. It actually allows us to submit SQL like queries at much faster speeds with a lot less latency. So the additional component we haven't mentioned yet is Spark. Although Hadoop captures the most attention for distributed data analytics, there are now a number of alternatives that provide some kind of interesting advantages over the traditional Hadoop platform. Spark is one of them. Spark is a scalable data analytics platform that incorporates primitives for in-memory computing and therefore, is allowing to exercise some different performance advantages over traditional Hadoop's cluster storage system approach. And it's implemented and supports something called Scala language, and provides unique environment for data processing. Spark is Is really great for more complex kinds of analytics, and it's great at supporting machine learning libraries. We're gonna see more of that in our Machine Learning for Big Data class coming up in a couple of months. It is yet again another open source computing frame work and it was originally developed at MP labs at the University of California Berkeley and it was later donated to the Apache software foundation where it remains today as well. In contrast to Hadoop's two stage disk base mac produce paradigm Spark is a multi stage in memory primitive that provides up to 100 times faster performance on certain applications. By allowing user to load data into clusters memory and querying it repeatedly, Spark is really well suited for these machined learning kinds of applications that oftentimes have iterative sorting in memory kinds of computation. Spark requires a cluster management and a distributed storage system. So for the cluster management, Spark supports standalone native Spark clusters, or you can actually run Spark on top of a Hadoop yarn, or via patching mesas. For distributor storage, Spark can interface with any of the variety of storage systems, including the HDFS, Amazon S3, or some IB custom solution at your organization is willing to invest into. So, now that we have a good understanding of the entire stack and all the applications that we have sitting on top of a typical HADOOP stack. Let's take a tour of the Cloudera's Quick Start VM. And understand how each one of these applications relate. To kinds of things we have offered within the VM, and kinds of jobs we can run inside the Cloudera's Quick Start Virtual Machines. So, next up, let's take the tour of Cloudera's Quick Start VM and run some fun exercises within the environment. See you so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12-25T23:44:05.892025030</dc:date>
    <meta:editing-duration>PT5H45M58S</meta:editing-duration>
    <meta:editing-cycles>46</meta:editing-cycles>
    <meta:document-statistic meta:table-count="0" meta:image-count="0" meta:object-count="0" meta:page-count="6" meta:paragraph-count="11" meta:word-count="4516" meta:character-count="26149" meta:non-whitespace-character-count="21649"/>
  </office:meta>
</office:document-meta>
</file>